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font-size="11pt" style:text-underline-style="none" fo:font-weight="bold" officeooo:rsid="0009b9b3" officeooo:paragraph-rsid="000e81f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1pt" style:text-underline-style="none" fo:font-weight="normal" officeooo:rsid="0009b9b3" officeooo:paragraph-rsid="0009b9b3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1pt" officeooo:paragraph-rsid="0009b9b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9pt" officeooo:paragraph-rsid="0010db83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DejaVu Sans Mono" fo:font-size="9pt" officeooo:paragraph-rsid="000aa261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DejaVu Sans Mono" fo:font-size="9pt" officeooo:paragraph-rsid="00129588" style:font-size-asian="9pt" style:font-size-complex="9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DejaVu Sans Mono" fo:font-size="9pt" officeooo:paragraph-rsid="00129588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DejaVu Sans Mono" fo:font-size="9pt" officeooo:rsid="0010db83" officeooo:paragraph-rsid="0010db83" style:font-size-asian="9pt" style:font-size-complex="9pt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DejaVu Sans Mono" fo:font-size="9pt" officeooo:rsid="00129588" officeooo:paragraph-rsid="00129588" style:font-size-asian="9pt" style:font-size-complex="9pt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DejaVu Sans Mono" fo:font-size="9pt" officeooo:rsid="00129588" officeooo:paragraph-rsid="00155946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9pt" officeooo:rsid="00129588" officeooo:paragraph-rsid="0015bce9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DejaVu Sans Mono" fo:font-size="9pt" fo:font-weight="bold" officeooo:paragraph-rsid="00129588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Sans Mono" fo:font-size="9pt" fo:font-weight="bold" officeooo:rsid="0010db83" officeooo:paragraph-rsid="0010db83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Mono" fo:font-size="9pt" fo:font-weight="bold" officeooo:rsid="00129588" officeooo:paragraph-rsid="00129588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Sans Mono" fo:font-size="9pt" fo:font-weight="bold" officeooo:rsid="00155946" officeooo:paragraph-rsid="00155946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9pt" fo:font-weight="bold" officeooo:rsid="0015bce9" officeooo:paragraph-rsid="0015bce9" style:font-size-asian="9pt" style:font-weight-asian="bold" style:font-size-complex="9pt" style:font-weight-complex="bold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DejaVu Sans Mono" fo:font-size="9pt" fo:font-weight="bold" officeooo:rsid="0015bce9" officeooo:paragraph-rsid="0015bce9" style:font-size-asian="9pt" style:font-weight-asian="bold" style:font-size-complex="9pt" style:font-weight-complex="bold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DejaVu Sans Mono" fo:font-size="9pt" fo:font-weight="normal" officeooo:rsid="00155946" officeooo:paragraph-rsid="00155946" style:font-size-asian="9pt" style:font-weight-asian="normal" style:font-size-complex="9pt" style:font-weight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style:font-name="DejaVu Sans Mono" fo:font-size="9pt" fo:font-weight="normal" officeooo:rsid="00155946" officeooo:paragraph-rsid="00155946" style:font-size-asian="9pt" style:font-weight-asian="normal" style:font-size-complex="9pt" style:font-weight-complex="normal"/>
    </style:style>
    <style:style style:name="P22" style:family="paragraph" style:parent-style-name="Standard" style:list-style-name="L7">
      <style:paragraph-properties fo:text-align="justify" style:justify-single-word="false"/>
      <style:text-properties style:font-name="DejaVu Sans Mono" fo:font-size="9pt" fo:font-weight="normal" officeooo:rsid="00155946" officeooo:paragraph-rsid="00155946" style:font-size-asian="9pt" style:font-weight-asian="normal" style:font-size-complex="9pt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style:font-name="DejaVu Sans Mono" fo:font-size="9pt" fo:font-weight="normal" officeooo:rsid="0015bce9" officeooo:paragraph-rsid="0015bce9" style:font-size-asian="9pt" style:font-weight-asian="normal" style:font-size-complex="9pt" style:font-weight-complex="normal"/>
    </style:style>
    <style:style style:name="P24" style:family="paragraph" style:parent-style-name="Standard" style:list-style-name="L9">
      <style:paragraph-properties fo:text-align="justify" style:justify-single-word="false"/>
      <style:text-properties style:font-name="DejaVu Sans Mono" fo:font-size="9pt" fo:font-weight="normal" officeooo:rsid="0015bce9" officeooo:paragraph-rsid="0015bce9" style:font-size-asian="9pt" style:font-weight-asian="normal" style:font-size-complex="9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75274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129588" officeooo:paragraph-rsid="00129588"/>
    </style:style>
    <style:style style:name="P27" style:family="paragraph" style:parent-style-name="Standard">
      <style:paragraph-properties fo:text-align="start" style:justify-single-word="false"/>
      <style:text-properties fo:font-size="11pt" officeooo:paragraph-rsid="0009b9b3" style:font-size-asian="11pt" style:font-size-complex="11pt"/>
    </style:style>
    <style:style style:name="P28" style:family="paragraph" style:parent-style-name="Standard" style:list-style-name="L9">
      <style:paragraph-properties fo:text-align="justify" style:justify-single-word="false"/>
      <style:text-properties fo:font-weight="normal" officeooo:paragraph-rsid="0015bce9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9pt" officeooo:paragraph-rsid="0010db83" style:font-size-asian="9pt" style:font-size-complex="9pt"/>
    </style:style>
    <style:style style:name="P30" style:family="paragraph" style:parent-style-name="Standard">
      <style:paragraph-properties fo:text-align="justify" style:justify-single-word="false"/>
      <style:text-properties fo:font-size="9pt" officeooo:rsid="0010db83" officeooo:paragraph-rsid="0010db83" style:font-size-asian="9pt" style:font-size-complex="9pt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9pt" officeooo:rsid="00129588" officeooo:paragraph-rsid="00129588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fo:color="#2a6099" loext:opacity="100%" style:font-name="Nimbus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officeooo:rsid="001083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946" style:font-weight-asian="bold" style:font-weight-complex="bold"/>
    </style:style>
    <style:style style:name="T4" style:family="text">
      <style:text-properties fo:font-weight="bold" officeooo:rsid="0015bce9" style:font-weight-asian="bold" style:font-weight-complex="bold"/>
    </style:style>
    <style:style style:name="T5" style:family="text">
      <style:text-properties officeooo:rsid="000e81fb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weight="bold" style:font-weight-asian="bold" style:font-weight-complex="bold"/>
    </style:style>
    <style:style style:name="T8" style:family="text">
      <style:text-properties style:font-name="DejaVu Sans Mono" fo:font-weight="bold" officeooo:rsid="0015bce9" style:font-weight-asian="bold" style:font-weight-complex="bold"/>
    </style:style>
    <style:style style:name="T9" style:family="text">
      <style:text-properties style:font-name="DejaVu Sans Mono" officeooo:rsid="0010db83"/>
    </style:style>
    <style:style style:name="T10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DejaVu Sans Mono" fo:font-size="9pt" fo:font-weight="bold" officeooo:rsid="0010db83" style:font-size-asian="9pt" style:font-weight-asian="bold" style:font-size-complex="9pt" style:font-weight-complex="bold"/>
    </style:style>
    <style:style style:name="T12" style:family="text">
      <style:text-properties style:font-name="DejaVu Sans Mono" fo:font-size="9pt" fo:font-weight="bold" officeooo:rsid="0015bce9" style:font-size-asian="9pt" style:font-weight-asian="bold" style:font-size-complex="9pt" style:font-weight-complex="bold"/>
    </style:style>
    <style:style style:name="T13" style:family="text">
      <style:text-properties style:font-name="DejaVu Sans Mono" fo:font-size="9pt" style:font-size-asian="9pt" style:font-size-complex="9pt"/>
    </style:style>
    <style:style style:name="T14" style:family="text">
      <style:text-properties style:font-name="DejaVu Sans Mono" fo:font-size="9pt" officeooo:rsid="0010db83" style:font-size-asian="9pt" style:font-size-complex="9pt"/>
    </style:style>
    <style:style style:name="T15" style:family="text">
      <style:text-properties style:font-name="DejaVu Sans Mono" fo:font-size="9pt" officeooo:rsid="0015bce9" style:font-size-asian="9pt" style:font-size-complex="9pt"/>
    </style:style>
    <style:style style:name="T16" style:family="text">
      <style:text-properties fo:color="#0000ee" loext:opacity="100%" style:font-name="DejaVu Sans Mono" fo:font-size="9pt" fo:font-weight="normal" officeooo:rsid="0014d7b4" style:font-size-asian="9pt" style:font-weight-asian="normal" style:font-size-complex="9pt" style:font-weight-complex="normal">
        <loext:char-complex-color loext:theme-type="hyperlink" loext:color-type="theme">
          <loext:transformation loext:type="lumoff" loext:value="0"/>
        </loext:char-complex-color>
      </style:text-properties>
    </style:style>
    <style:style style:name="T17" style:family="text">
      <style:text-properties fo:color="#0000ee" loext:opacity="100%" style:font-name="DejaVu Sans Mono" fo:font-size="9pt" style:text-underline-style="solid" style:text-underline-width="auto" style:text-underline-color="font-color" fo:font-weight="normal" officeooo:rsid="0014d7b4" style:font-size-asian="9pt" style:font-weight-asian="normal" style:font-size-complex="9pt" style:font-weight-complex="normal">
        <loext:char-complex-color loext:theme-type="hyperlink" loext:color-type="theme">
          <loext:transformation loext:type="lumoff" loext:value="0"/>
        </loext:char-complex-color>
      </style:text-properties>
    </style:style>
    <style:style style:name="T18" style:family="text">
      <style:text-properties fo:color="#0000ee" loext:opacity="100%" style:font-name="DejaVu Sans Mono" fo:font-size="9pt" style:font-size-asian="9pt" style:font-size-complex="9pt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2">ACADÈMIA CLAU DE FA</text:p>
      <text:p text:style-name="P4"/>
      <text:p text:style-name="P27"><text:span text:style-name="T7">PREINSCRIPCIONS PER AL CURS 2004-2005</text:span></text:p>
      <text:p text:style-name="P5"/>
      <text:p text:style-name="P6">Fema pública que sobre el termino de prescripción de academia de m<text:span text:style-name="T5">u</text:span>sí-ca Cual de <text:span text:style-name="T5">f</text:span>a rep al cura 2004-2005.</text:p>
      <text:p text:style-name="P6"><text:s/></text:p>
      <text:p text:style-name="P7">Termino inscripción: de la'1 al 10 de setiembre, lambdas deis incluso<text:span text:style-name="T5">s.</text:span></text:p>
      <text:p text:style-name="P7"/>
      <text:p text:style-name="P14">Información:</text:p>
      <text:p text:style-name="P8"><text:span text:style-name="T2"/></text:p>
      <text:list text:style-name="L1">
        <text:list-item>
          <text:p text:style-name="P9">Loc: academia Cual de Fa</text:p>
        </text:list-item>
        <text:list-item>
          <text:p text:style-name="P9">C/ Major, 24</text:p>
        </text:list-item>
        <text:list-item>
          <text:p text:style-name="P9">MAÓ</text:p>
        </text:list-item>
        <text:list-item>
          <text:p text:style-name="P9">Tel. 971 11 11 11</text:p>
          <text:p text:style-name="P9"/>
        </text:list-item>
      </text:list>
      <text:p text:style-name="P8"><text:span text:style-name="T2">Horari:</text:span> de dilluns a divendres, de 18 a 21 h</text:p>
      <text:p text:style-name="P7"/>
      <text:p text:style-name="P10"><text:span text:style-name="T2">ACADÈMIA CLAU DE FA</text:span> </text:p>
      <text:p text:style-name="P15">Segona Convocatòria Preinsccripcions Curs 2024-25</text:p>
      <text:list text:style-name="L2">
        <text:list-item>
          <text:p text:style-name="P25"><text:span text:style-name="T11">Alumnat antic i nou:</text:span><text:span text:style-name="T14"> Inscripcions telemàtique del 25 d’ocutubre al 3 de novembre de 2024 mitjançant </text:span><text:span text:style-name="T17">www.carpetaciutadana.org</text:span><text:span text:style-name="T16">.</text:span><text:span text:style-name="T14"> o presencialment amb cita prèvia els die 29 i 30 d’octubre de 2024 a l’oficina de l’Escola, al Claustre del Carme. Cita prèvia disponible a partir del 21 d’octubre de 2024.</text:span></text:p>
          <text:p text:style-name="P29"><text:span text:style-name="T9"/></text:p>
        </text:list-item>
      </text:list>
      <text:p text:style-name="P30"><text:span text:style-name="T7">Informació de Contacte:</text:span><text:span text:style-name="T6"> </text:span></text:p>
      <text:list text:style-name="L3">
        <text:list-item>
          <text:p text:style-name="P31"><text:span text:style-name="T7">Dirreció:</text:span><text:span text:style-name="T6"> Claustre del Carme, 5. 1r pis, 07701 – Maó (Menorc)</text:span></text:p>
        </text:list-item>
        <text:list-item>
          <text:p text:style-name="P31"><text:span text:style-name="T7">Telèfon:</text:span><text:span text:style-name="T6"> 971 36 20 21</text:span></text:p>
        </text:list-item>
        <text:list-item>
          <text:p text:style-name="P26"><text:span text:style-name="T10">Email:</text:span><text:span text:style-name="T13"> </text:span><text:a xlink:type="simple" xlink:href="mailto:escoles_municipals@ajmao.org?subject=Escoles_municipals" text:style-name="Internet_20_link" text:visited-style-name="Visited_20_Internet_20_Link"><text:span text:style-name="T18">escoles_municipals@ajmao.org</text:span></text:a></text:p>
          <text:p text:style-name="P31"><text:span text:style-name="T6"/></text:p>
        </text:list-item>
      </text:list>
      <text:p text:style-name="P16">Normes i Taxes: </text:p>
      <text:list text:style-name="L4">
        <text:list-item>
          <text:p text:style-name="P11">El curs comença l’1 d’ocutubre de 2024 i finalitza el 30 de maig de 2025.</text:p>
        </text:list-item>
        <text:list-item>
          <text:p text:style-name="P12">Les taxes actuals, vigents des de 2010, estan pendents d’aprovació pel ple municipal i podrien canviar a partir de gener de 2025.</text:p>
        </text:list-item>
      </text:list>
      <text:p text:style-name="P13"><text:span text:style-name="T4">Activitats i Cursos Oferts</text:span></text:p>
      <text:p text:style-name="P13"><text:span text:style-name="T3">Música:</text:span></text:p>
      <text:list text:style-name="L5">
        <text:list-item>
          <text:p text:style-name="P20">Llenguatge Musical, Iniciació (5 anys). Harmonia Moderna aplicada a l’instrument, Classes d’instruments.</text:p>
        </text:list-item>
        <text:list-item>
          <text:p text:style-name="P20">Assignatures complementàries: Aula de Conjunt Instrumenta, Combo de Música Moderna, Taller de Guitarres, Grup de Batucada/Percussió Llatina, Cor de gòspel, Coral infantil, Classes d’iniciació d’instruments.</text:p>
        </text:list-item>
      </text:list>
      <text:p text:style-name="P17">Cerámica:</text:p>
      <text:list text:style-name="L6">
        <text:list-item>
          <text:p text:style-name="P21">Clases colectivas para adultos (dos días a la semana).</text:p>
        </text:list-item>
        <text:list-item>
          <text:p text:style-name="P21">Clases colectivas para jóvenes (8-14 años, una vez a la semana).</text:p>
        </text:list-item>
      </text:list>
      <text:p text:style-name="P17">Pintura:</text:p>
      <text:list text:style-name="L7">
        <text:list-item>
          <text:p text:style-name="P22">Clases colectivas para adultos (dos días a la semana).</text:p>
        </text:list-item>
        <text:list-item>
          <text:p text:style-name="P22">Clases colectivas para jóvenes (8-14 años, una vez a la semana).</text:p>
        </text:list-item>
      </text:list>
      <text:p text:style-name="P18">Calendari de Trimestres de Cursos d’Iniciació</text:p>
      <text:list text:style-name="L8">
        <text:list-item>
          <text:p text:style-name="P23"><text:span text:style-name="T2">Primer trimestre:</text:span> A partir del 23 de setembre de 2024.</text:p>
        </text:list-item>
        <text:list-item>
          <text:p text:style-name="P23"><text:span text:style-name="T2">Segon trimestre:</text:span> A partir del 16 de desembre de 2024.</text:p>
        </text:list-item>
        <text:list-item>
          <text:p text:style-name="P23"><text:span text:style-name="T2">Tercer trimestre:</text:span> A partir de. 24 de març de 2025.</text:p>
        </text:list-item>
      </text:list>
      <text:p text:style-name="P18">Preus i Bonificaciones</text:p>
      <text:list text:style-name="L9">
        <text:list-item>
          <text:p text:style-name="P19">Assignatures: <text:span text:style-name="T19">Entre 24 i 36 euros mensual, matrícula inicial de 39 euros.</text:span></text:p>
        </text:list-item>
        <text:list-item>
          <text:p text:style-name="P19">Assignatures complementàries: <text:span text:style-name="T19">8 euros sense quota de matrícula.</text:span></text:p>
        </text:list-item>
        <text:list-item>
          <text:p text:style-name="P19">Classes d’iniciació d’Instruments: <text:span text:style-name="T19">Gratuïtes.</text:span></text:p>
        </text:list-item>
        <text:list-item>
          <text:p text:style-name="P19">Bonificacions: </text:p>
          <text:p text:style-name="P19"><text:span text:style-name="T19">-</text:span> <text:span text:style-name="T19">20 % per a families nombroses, unitats familiars amb dues o més persones usuàries i persones jubilades.</text:span></text:p>
          <text:p text:style-name="P24">- 10% per a usuaris del Carnet Jove.</text:p>
          <text:p text:style-name="P28"><text:span text:style-name="T15">- Nota: Les bonificacions no són acumulabl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1.5pt solid #000000" style:shadow="#000000 0.176cm 0.176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00" loext:opacity="100%" style:font-name="Liberation Serif" fo:font-size="11pt" style:text-underline-style="none" fo:font-weight="bold" officeooo:rsid="0009b9b3" officeooo:paragraph-rsid="000e81fb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083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 draw:opacity="100%"/>
    </style:style>
  </office:automatic-styles>
  <office:master-styles>
    <style:master-page style:name="Standard" style:page-layout-name="Mpm1" draw:style-name="Mdp1">
      <style:header>
        <text:p text:style-name="MP1">AJUNTAMENT DE MAÓ <text:span text:style-name="MT1">(Cursos de l’Escola Municipal)</text:span>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9:26:56.356719095</meta:creation-date>
    <dc:date>2024-11-08T11:55:21.811991383</dc:date>
    <meta:editing-duration>PT18M56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48" meta:word-count="399" meta:character-count="2352" meta:non-whitespace-character-count="2020"/>
  </office:meta>
</office:document-meta>
</file>